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 Typo" svg:font-family="'Tlwg Typo'" style:font-pitch="fixed"/>
    <style:font-face style:name="Liberation Mono" svg:font-family="'Liberation Mono'"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cm" fo:margin-top="0.3cm" fo:margin-bottom="0cm" table:align="margins" style:writing-mode="page"/>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center" style:justify-single-word="false"/>
      <style:text-properties fo:font-size="20pt" officeooo:rsid="008e58b5" officeooo:paragraph-rsid="008e58b5" style:font-size-asian="20pt" style:font-size-complex="20pt"/>
    </style:style>
    <style:style style:name="P8" style:family="paragraph" style:parent-style-name="Table_20_Contents">
      <style:paragraph-properties fo:text-align="end" style:justify-single-word="false"/>
      <style:text-properties fo:font-size="14pt" style:font-size-asian="14pt" style:font-size-complex="14pt"/>
    </style:style>
    <style:style style:name="P9" style:family="paragraph" style:parent-style-name="Table_20_Contents">
      <style:paragraph-properties fo:text-align="start" style:justify-single-word="false"/>
      <style:text-properties fo:font-size="14pt" style:font-size-asian="14pt" style:font-size-complex="14pt"/>
    </style:style>
    <style:style style:name="P10" style:family="paragraph" style:parent-style-name="Standard">
      <style:paragraph-properties fo:margin-top="0.101cm" fo:margin-bottom="0.101cm" loext:contextual-spacing="false" fo:text-align="center" style:justify-single-word="false"/>
      <style:text-properties fo:font-size="20pt" style:font-size-asian="20pt" style:font-size-complex="20pt"/>
    </style:style>
    <style:style style:name="P11" style:family="paragraph" style:parent-style-name="Text_20_body">
      <style:text-properties officeooo:rsid="008e58b5" officeooo:paragraph-rsid="008e58b5"/>
    </style:style>
    <style:style style:name="P12" style:family="paragraph" style:parent-style-name="Text_20_body">
      <style:text-properties officeooo:rsid="009025ac" officeooo:paragraph-rsid="009025ac"/>
    </style:style>
    <style:style style:name="P13" style:family="paragraph" style:parent-style-name="Text_20_body">
      <style:text-properties officeooo:rsid="00936bb0" officeooo:paragraph-rsid="00936bb0"/>
    </style:style>
    <style:style style:name="P14" style:family="paragraph" style:parent-style-name="Text_20_body">
      <style:paragraph-properties fo:text-align="start" style:justify-single-word="false"/>
      <style:text-properties fo:font-size="9pt" officeooo:paragraph-rsid="00936bb0" style:font-size-asian="9pt" style:font-size-complex="9pt"/>
    </style:style>
    <style:style style:name="P15" style:family="paragraph" style:parent-style-name="Text_20_body">
      <style:text-properties officeooo:paragraph-rsid="0094f51a"/>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Standard" style:master-page-name="First_20_Page">
      <style:paragraph-properties fo:text-align="center" style:justify-single-word="false" style:page-number="auto"/>
    </style:style>
    <style:style style:name="P19" style:family="paragraph" style:parent-style-name="Heading_20_1">
      <style:text-properties officeooo:rsid="0094f51a" officeooo:paragraph-rsid="0094f51a"/>
    </style:style>
    <style:style style:name="P20" style:family="paragraph" style:parent-style-name="Heading_20_1">
      <style:paragraph-properties fo:break-before="page"/>
    </style:style>
    <style:style style:name="P21" style:family="paragraph" style:parent-style-name="Heading_20_2">
      <style:text-properties officeooo:rsid="008e58b5" officeooo:paragraph-rsid="008e58b5"/>
    </style:style>
    <style:style style:name="P22" style:family="paragraph" style:parent-style-name="Heading_20_2">
      <style:text-properties officeooo:rsid="009025ac" officeooo:paragraph-rsid="009025ac"/>
    </style:style>
    <style:style style:name="P23" style:family="paragraph" style:parent-style-name="Heading_20_2">
      <style:text-properties officeooo:rsid="00936bb0" officeooo:paragraph-rsid="00936bb0"/>
    </style:style>
    <style:style style:name="P24" style:family="paragraph" style:parent-style-name="Heading_20_2">
      <style:text-properties officeooo:rsid="0094f51a" officeooo:paragraph-rsid="0094f51a"/>
    </style:style>
    <style:style style:name="T1" style:family="text">
      <style:text-properties fo:font-size="13pt" style:font-size-asian="13pt" style:font-size-complex="13pt"/>
    </style:style>
    <style:style style:name="T2" style:family="text">
      <style:text-properties officeooo:rsid="008e58b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Rapport TP</text:p>
      <text:p text:style-name="P6"/>
      <text:p text:style-name="P7">Python for data analysis</text:p>
      <text:p text:style-name="P10"><text:span text:style-name="T1">Github: </text:span><text:a xlink:type="simple" xlink:href="https://github.com/Stephane-Bcd/TP-Python-for-data-analysis-Regression" text:style-name="Internet_20_link" text:visited-style-name="Visited_20_Internet_20_Link"><text:span text:style-name="T1">https://github.com/Stephane-Bcd/TP-Python-for-data-analysis-Regression</text:span></text:a></text:p>
      <text:p text:style-name="P6"/>
      <text:p text:style-name="P5"/>
      <text:p text:style-name="P5"/>
      <table:table table:name="Tableau1" table:style-name="Tableau1">
        <table:table-column table:style-name="Tableau1.A"/>
        <table:table-column table:style-name="Tableau1.B"/>
        <table:table-row>
          <table:table-cell table:style-name="Tableau1.A1" office:value-type="string">
            <text:p text:style-name="P9"><text:span text:style-name="T2">31</text:span>-01-2020</text:p>
          </table:table-cell>
          <table:table-cell table:style-name="Tableau1.A1" office:value-type="string">
            <text:p text:style-name="P8">BOUCAUD Stéphane</text:p>
          </table:table-cell>
        </table:table-row>
        <table:table-row>
          <table:table-cell table:style-name="Tableau1.A1" office:value-type="string">
            <text:p text:style-name="P9">ESILV IBO A5</text:p>
          </table:table-cell>
          <table:table-cell table:style-name="Tableau1.A1" office:value-type="string">
            <text:p text:style-name="P8"/>
          </table:table-cell>
        </table:table-row>
      </table:table>
      <text:p text:style-name="P5"/>
      <text:p text:style-name="P2"><text:bookmark-start text:name="__RefHeading___Toc106_711284617"/><text:bookmark-end text:name="__RefHeading___Toc106_711284617"/></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6"><text:a xlink:type="simple" xlink:href="#__RefHeading___Toc316_711284617" text:style-name="Index_20_Link" text:visited-style-name="Index_20_Link">Introduction<text:tab/>3</text:a></text:p>
          <text:p text:style-name="P17"><text:a xlink:type="simple" xlink:href="#__RefHeading___Toc122_874423929" text:style-name="Index_20_Link" text:visited-style-name="Index_20_Link">Configuration de l'envionnement<text:tab/>3</text:a></text:p>
          <text:p text:style-name="P17"><text:a xlink:type="simple" xlink:href="#__RefHeading___Toc160_874423929" text:style-name="Index_20_Link" text:visited-style-name="Index_20_Link">Dataset<text:tab/>3</text:a></text:p>
          <text:p text:style-name="P17"><text:a xlink:type="simple" xlink:href="#__RefHeading___Toc3835_3886138337" text:style-name="Index_20_Link" text:visited-style-name="Index_20_Link">Attributs du dataset<text:tab/>3</text:a></text:p>
          <text:p text:style-name="P16"><text:a xlink:type="simple" xlink:href="#__RefHeading___Toc3837_3886138337" text:style-name="Index_20_Link" text:visited-style-name="Index_20_Link">Analyse des données<text:tab/>4</text:a></text:p>
          <text:p text:style-name="P17"><text:a xlink:type="simple" xlink:href="#__RefHeading___Toc3839_3886138337" text:style-name="Index_20_Link" text:visited-style-name="Index_20_Link">Import dans le script python<text:tab/>4</text:a></text:p>
        </text:index-body>
      </text:table-of-content>
      <text:p text:style-name="Text_20_body"/>
      <text:p text:style-name="Text_20_body"/>
      <text:h text:style-name="P20" text:outline-level="1"><text:bookmark-start text:name="__RefHeading___Toc316_711284617"/>Introduction<text:bookmark-end text:name="__RefHeading___Toc316_711284617"/></text:h>
      <text:h text:style-name="P21" text:outline-level="2"><text:bookmark-start text:name="__RefHeading___Toc122_874423929"/>Configuration de l'envionnement<text:bookmark-end text:name="__RefHeading___Toc122_874423929"/></text:h>
      <text:p text:style-name="P11">J'ai rencontré pas mal de soucis lors de la configuration de mon environnement de développement notamment sur jupyter notebook.</text:p>
      <text:p text:style-name="P11">Après pas mal de temps perdu là dessus (problèmes de ancement de jupyter, des executions des commandes de linux, etc etc), je suis donc passé sur une install toute fraiche de Ubuntu sur laquelle je serai libre de coder en python sans plus être embêté.</text:p>
      <text:h text:style-name="P22" text:outline-level="2"><text:bookmark-start text:name="__RefHeading___Toc160_874423929"/>Dataset<text:bookmark-end text:name="__RefHeading___Toc160_874423929"/></text:h>
      <text:p text:style-name="P12">Le dataset qui m'a été fourni provient d'ici:</text:p>
      <text:p text:style-name="P12"><text:a xlink:type="simple" xlink:href="https://archive.ics.uci.edu/ml/datasets/Incident+management+process+enriched+event+log" text:style-name="Internet_20_link" text:visited-style-name="Visited_20_Internet_20_Link">https://archive.ics.uci.edu/ml/datasets/Incident+management+process+enriched+event+log</text:a></text:p>
      <text:p text:style-name="P13">Ce dataset contient des données anonymisées d'incidents provenant de la plateforme ServiceNowTM utilisée par une entreprise IT. Elles proviennent d'une base de données relationnelle et est sous format CSV.</text:p>
      <text:h text:style-name="P23" text:outline-level="2"><text:bookmark-start text:name="__RefHeading___Toc3835_3886138337"/>Attributs du dataset<text:bookmark-end text:name="__RefHeading___Toc3835_3886138337"/></text:h>
      <text:p text:style-name="P14">1. number: incident identifier (24,918 different values); <text:line-break/>2. incident state: eight levels controlling the incident management process transitions from opening until closing the case; <text:line-break/>3. active: boolean attribute that shows whether the record is active or closed/canceled; <text:line-break/>4. reassignment_count: number of times the incident has the group or the support analysts changed; <text:line-break/>5. reopen_count: number of times the incident resolution was rejected by the caller; <text:line-break/>6. sys_mod_count: number of incident updates until that moment; <text:line-break/>7. made_sla: boolean attribute that shows whether the incident exceeded the target SLA; <text:line-break/>8. caller_id: identifier of the user affected; <text:line-break/>9. opened_by: identifier of the user who reported the incident; <text:line-break/>10. opened_at: incident user opening date and time; <text:line-break/>11. sys_created_by: identifier of the user who registered the incident; <text:line-break/>12. sys_created_at: incident system creation date and time; <text:line-break/>13. sys_updated_by: identifier of the user who updated the incident and generated the current log record; <text:line-break/>14. sys_updated_at: incident system update date and time; <text:line-break/>15. contact_type: categorical attribute that shows by what means the incident was reported; <text:line-break/>16. location: identifier of the location of the place affected; <text:line-break/>17. category: first-level description of the affected service; <text:line-break/>18. subcategory: second-level description of the affected service (related to the first level description, i.e., to category); <text:line-break/>19. u_symptom: description of the user perception about service availability; <text:line-break/>20. cmdb_ci: (confirmation item) identifier used to report the affected item (not mandatory); <text:line-break/>21. impact: description of the impact caused by the incident (values: 1â€“High; 2â€“Medium; 3â€“Low); <text:line-break/>22. urgency: description of the urgency informed by the user for the incident resolution (values: 1â€“High; 2â€“Medium; 3â€“Low); <text:line-break/>23. priority: calculated by the system based on 'impact' and 'urgency'; <text:line-break/>24. assignment_group: identifier of the support group in charge of the incident; <text:line-break/><text:soft-page-break/>25. assigned_to: identifier of the user in charge of the incident; <text:line-break/>26. knowledge: boolean attribute that shows whether a knowledge base document was used to resolve the incident; <text:line-break/>27. u_priority_confirmation: boolean attribute that shows whether the priority field has been double-checked; <text:line-break/>28. notify: categorical attribute that shows whether notifications were generated for the incident; <text:line-break/>29. problem_id: identifier of the problem associated with the incident; <text:line-break/>30. rfc: (request for change) identifier of the change request associated with the incident; <text:line-break/>31. vendor: identifier of the vendor in charge of the incident; <text:line-break/>32. caused_by: identifier of the RFC responsible by the incident; <text:line-break/>33. close_code: identifier of the resolution of the incident; <text:line-break/>34. resolved_by: identifier of the user who resolved the incident; <text:line-break/>35. resolved_at: incident user resolution date and time (dependent variable); <text:line-break/>36. closed_at: incident user close date and time (dependent variable).</text:p>
      <text:h text:style-name="P19" text:outline-level="1"><text:bookmark-start text:name="__RefHeading___Toc3837_3886138337"/>Analyse des données<text:bookmark-end text:name="__RefHeading___Toc3837_3886138337"/></text:h>
      <text:h text:style-name="P24" text:outline-level="2"><text:bookmark-start text:name="__RefHeading___Toc3839_3886138337"/>Import dans le script python<text:bookmark-end text:name="__RefHeading___Toc3839_3886138337"/></text:h>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 Typo" svg:font-family="'Tlwg Typo'" style:font-pitch="fixed"/>
    <style:font-face style:name="Liberation Mono" svg:font-family="'Liberation Mono'"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zxx" fo:country="none" style:letter-kerning="true" style:font-name-asian="Source Han Sans CN Regular" style:font-size-asian="10.5pt" style:language-asian="zxx" style:country-asian="none" style:font-name-complex="Lohit Devanagar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Source Han Sans CN Regular" style:font-size-asian="10.5pt" style:language-asian="zxx" style:country-asian="none" style:font-name-complex="Lohit Devanagar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_31_Code" style:display-name="1Code" style:family="paragraph" style:parent-style-name="Text_20_body">
      <style:paragraph-properties fo:margin-top="0cm" fo:margin-bottom="0cm" loext:contextual-spacing="false" fo:text-align="start" style:justify-single-word="false"/>
      <style:text-properties style:font-name="Tlwg Typo" fo:font-family="'Tlwg Typo'" style:font-pitch="fixed" fo:font-size="9pt" style:font-size-asian="10.5pt"/>
    </style:style>
    <style:style style:name="_31__20_Réponse" style:display-name="1 Réponse" style:family="paragraph" style:parent-style-name="Text_20_body">
      <style:text-properties fo:color="#72bf44"/>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00:32:34.518256032</meta:creation-date>
    <dc:title>Modern</dc:title>
    <meta:generator>LibreOffice/6.0.7.3$Linux_X86_64 LibreOffice_project/00m0$Build-3</meta:generator>
    <meta:editing-duration>P4DT1H3M53S</meta:editing-duration>
    <meta:editing-cycles>594</meta:editing-cycles>
    <dc:date>2020-01-31T17:45:00.041181960</dc:date>
    <meta:document-statistic meta:table-count="1" meta:image-count="0" meta:object-count="0" meta:page-count="4" meta:paragraph-count="26" meta:word-count="575" meta:character-count="4090" meta:non-whitespace-character-count="3506"/>
  </office:meta>
</office:document-meta>
</file>